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The current maintainers of this project are Alex (they/them) and The Hidden (aka No).</text:p>
      <text:p text:style-name="Text_20_body">After unfortunate events, we have picked up maintenance of this guide in order to continue the project the original founder, Lena, started. Lena faked her death, then returned later. Before her death, she gave me access to her accounts to maintain the guide. I will be maintaining her guide, as well as running her Matrix space, from this point. As we’ve said before, we cannot guarantee we’ll do everything right, or how she would have done it, but we’re trying our best.</text:p>
      <text:p text:style-name="Text_20_body"><text:span text:style-name="T1">Update: Alex is taking an extended leave to acquire a more secure operating system and will not be actively involved for some time. They promise to return ASAP. Until then, No is spearheading the operation, including translations and research.</text:span></text:p>
      <text:p text:style-name="Horizontal_20_Line"/>
      <text:p text:style-name="First_20_paragraph">Please share this project if you enjoy it and think it might be useful to others.</text:p>
      <text:p text:style-name="Text_20_body">Follow or contact us on: - Twitter: <text:a xlink:type="simple" xlink:href="https://twitter.com/AnonyPla" office:name=""><text:span text:style-name="Definition">https://twitter.com/AnonyPla</text:span></text:a> - Mastodon: <text:a xlink:type="simple" xlink:href="https://mastodon.social/@anonymousplanet" office:name=""><text:span text:style-name="Definition">https://mastodon.social/@anonymousplanet</text:span></text:a> - E-Mail: <text:a xlink:type="simple" xlink:href="mailto:contact@anonymousplanet.org" office:name=""><text:span text:style-name="Definition">contact@anonymousplanet.org</text:span></text:a> (You may use our <text:a xlink:type="simple" xlink:href="https://anonymousplanet.org/pgp/AnonymousPlanet-Email-Key_B6D1757632A280F99F2DCBFDB9AB9D93AFF05B9C.asc" office:name=""><text:span text:style-name="Definition">PGP public key</text:span></text:a> to encrypt e-mails. Do not forget to attach your PGP public key if you want an encrypted answer)</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Planet/thgtoa/discussions/" office:name=""><text:span text:style-name="Definition">https://github.com/Anon-Planet/thgtoa/discussions/</text:span></text:a></text:p>
      <text:p text:style-name="Text_20_body"><text:span text:style-name="T1">Below you’ll find the original about text from the initial founder, Lena, of this guide before she went missing, most links are invalid.</text:span></text:p>
      <text:p text:style-name="Text_20_body">This text will remain here in memoriam of her legacy and the incredible work she did vastly alone without any contributors.</text:p>
      <text:p text:style-name="Horizontal_20_Line"/>
      <text:p text:style-name="First_20_paragraph">Hello I’m back,</text:p>
      <text:p text:style-name="Text_20_body"><text:span text:style-name="T1">First I’ll thank you immensely Alex for salvaging this and helping me. Thank you. Thank you so much.</text:span></text:p>
      <text:p text:style-name="Text_20_body">My name is Lena, I’m 22 years old, I’m Ukrainian from Kyiv. Online, I’m I’m just a simple anonymity and privacy activist. I also used to be an activist in real life for various causes and did my share of protests. I was forced to flee the country like many others, and for the moment reside in Germany.</text:p>
      <text:p text:style-name="Text_20_body">I’m a firm supporter of human rights, equality, repect, I hate corruption, and now … sorry but not sorry … I seriously dislike Russians who still support Putin but in particular, I really hate pro-russian Chechnians who came to Ukraine for the sport as they are just savages to my eyes. This is my sole personal opinion.</text:p>
      <text:p text:style-name="Text_20_body">I also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I am not rich. - I enjoy good memes, movies, series, and books (and I’m sure some of you will spot some of the many references to those in my project).</text:p>
      <text:p text:style-name="Text_20_body">Please share this project if you enjoy it and think it might be useful to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